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A0000012D27A61D5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Marathi" svg:font-family="'Lohit Marath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at" style:family="table">
      <style:table-properties style:width="6.9271in" fo:margin-left="0in" table:align="left"/>
    </style:style>
    <style:style style:name="dat.A" style:family="table-column">
      <style:table-column-properties style:column-width="3.4625in"/>
    </style:style>
    <style:style style:name="dat.B" style:family="table-column">
      <style:table-column-properties style:column-width="3.4646in"/>
    </style:style>
    <style:style style:name="dat.A1" style:family="table-cell">
      <style:table-cell-properties fo:padding="0.0382in" fo:border-left="0.05pt solid #000000" fo:border-right="none" fo:border-top="0.05pt solid #000000" fo:border-bottom="0.05pt solid #000000"/>
    </style:style>
    <style:style style:name="dat.B1" style:family="table-cell">
      <style:table-cell-properties fo:padding="0.0382in" fo:border="0.05pt solid #000000"/>
    </style:style>
    <style:style style:name="dat.A2" style:family="table-cell">
      <style:table-cell-properties fo:padding="0.0382in" fo:border-left="0.05pt solid #000000" fo:border-right="none" fo:border-top="none" fo:border-bottom="0.05pt solid #000000"/>
    </style:style>
    <style:style style:name="dat.B2" style:family="table-cell">
      <style:table-cell-properties fo:padding="0.0382in" fo:border-left="0.05pt solid #000000" fo:border-right="0.05pt solid #000000" fo:border-top="none" fo:border-bottom="0.05pt solid #000000"/>
    </style:style>
    <style:style style:name="tested" style:family="table">
      <style:table-properties style:width="6.9271in" fo:margin-left="0in" table:align="left"/>
    </style:style>
    <style:style style:name="tested.A" style:family="table-column">
      <style:table-column-properties style:column-width="3.4375in"/>
    </style:style>
    <style:style style:name="tested.B" style:family="table-column">
      <style:table-column-properties style:column-width="3.4896in"/>
    </style:style>
    <style:style style:name="tested.A1" style:family="table-cell">
      <style:table-cell-properties fo:padding="0.0382in" fo:border-left="0.05pt solid #000000" fo:border-right="none" fo:border-top="0.05pt solid #000000" fo:border-bottom="0.05pt solid #000000"/>
    </style:style>
    <style:style style:name="tested.B1" style:family="table-cell">
      <style:table-cell-properties fo:padding="0.0382in" fo:border="0.05pt solid #000000"/>
    </style:style>
    <style:style style:name="tested.A2" style:family="table-cell">
      <style:table-cell-properties fo:padding="0.0382in" fo:border-left="0.05pt solid #000000" fo:border-right="none" fo:border-top="none" fo:border-bottom="0.05pt solid #000000"/>
    </style:style>
    <style:style style:name="tested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DejaVu Sans" fo:font-size="11pt" officeooo:paragraph-rsid="001626ba" style:font-size-asian="11pt" style:font-size-complex="11pt"/>
    </style:style>
    <style:style style:name="P2" style:family="paragraph" style:parent-style-name="Text_20_body">
      <style:text-properties style:font-name="DejaVu Sans" fo:font-size="11pt" fo:font-weight="bold" officeooo:rsid="001626ba" officeooo:paragraph-rsid="001626ba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DejaVu Sans" fo:font-size="11pt" fo:font-weight="bold" officeooo:rsid="0017008c" officeooo:paragraph-rsid="001d24ae" style:font-size-asian="11pt" style:font-weight-asian="bold" style:font-size-complex="11pt" style:font-weight-complex="bold"/>
    </style:style>
    <style:style style:name="P4" style:family="paragraph" style:parent-style-name="Text_20_body">
      <style:text-properties style:font-name="DejaVu Sans" fo:font-size="11pt" fo:font-weight="bold" officeooo:rsid="0017008c" officeooo:paragraph-rsid="0017008c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35a5" officeooo:paragraph-rsid="001d35a5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35a5" officeooo:paragraph-rsid="001d85ec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85ec" officeooo:paragraph-rsid="001d85ec" style:font-size-asian="11pt" style:font-weight-asian="bold" style:font-size-complex="11pt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f01a" officeooo:paragraph-rsid="001df01a" style:font-size-asian="11pt" style:font-weight-asian="bold" style:font-size-complex="11pt" style:font-weight-complex="bold"/>
    </style:style>
    <style:style style:name="P9" style:family="paragraph" style:parent-style-name="Text_20_body">
      <style:text-properties style:font-name="DejaVu Sans" fo:font-size="11pt" fo:font-weight="normal" officeooo:rsid="001626ba" officeooo:paragraph-rsid="001626ba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font-name="DejaVu Sans" fo:font-size="11pt" fo:font-weight="normal" officeooo:rsid="001626ba" officeooo:paragraph-rsid="001d24ae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DejaVu Sans" fo:font-size="11pt" fo:font-weight="normal" officeooo:rsid="001d24ae" officeooo:paragraph-rsid="001d24ae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font-name="DejaVu Sans" fo:font-size="10.5pt" fo:font-weight="bold" officeooo:rsid="0017008c" officeooo:paragraph-rsid="0017008c" style:font-size-asian="10.5pt" style:font-weight-asian="bold" style:font-size-complex="10.5pt" style:font-weight-complex="bold"/>
    </style:style>
    <style:style style:name="P13" style:family="paragraph" style:parent-style-name="Text_20_body">
      <style:text-properties style:font-name="DejaVu Sans" officeooo:rsid="001626ba" officeooo:paragraph-rsid="001626ba"/>
    </style:style>
    <style:style style:name="P14" style:family="paragraph" style:parent-style-name="Table_20_Contents">
      <style:text-properties style:font-name="DejaVu Sans" fo:font-size="11pt" style:font-size-asian="11pt" style:font-size-complex="11pt"/>
    </style:style>
    <style:style style:name="P15" style:family="paragraph" style:parent-style-name="Table_20_Contents">
      <style:text-properties style:font-name="DejaVu Sans" fo:font-size="11pt" officeooo:rsid="001626ba" officeooo:paragraph-rsid="001626ba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DejaVu Sans" fo:font-size="11pt" officeooo:rsid="001626ba" officeooo:paragraph-rsid="001626ba" style:font-size-asian="11pt" style:font-size-complex="11pt"/>
    </style:style>
    <style:style style:name="P17" style:family="paragraph" style:parent-style-name="Table_20_Contents">
      <style:text-properties style:font-name="DejaVu Sans" fo:font-size="11pt" officeooo:rsid="00178cf4" officeooo:paragraph-rsid="00178cf4" style:font-size-asian="11pt" style:font-size-complex="11pt"/>
    </style:style>
    <style:style style:name="P18" style:family="paragraph" style:parent-style-name="Table_20_Contents">
      <style:text-properties style:font-name="DejaVu Sans" fo:font-size="11pt" officeooo:rsid="0018b167" officeooo:paragraph-rsid="0018b167" style:font-size-asian="11pt" style:font-size-complex="11pt"/>
    </style:style>
    <style:style style:name="P19" style:family="paragraph" style:parent-style-name="Text_20_body" style:list-style-name="L1">
      <style:paragraph-properties fo:text-align="start" style:justify-single-word="false"/>
      <style:text-properties style:font-name="DejaVu Sans" fo:font-size="10pt" fo:font-weight="bold" officeooo:rsid="001e39cb" officeooo:paragraph-rsid="00201b2a" style:font-size-asian="10pt" style:font-weight-asian="bold" style:font-size-complex="10pt" style:font-weight-complex="bold"/>
    </style:style>
    <style:style style:name="P20" style:family="paragraph" style:parent-style-name="Text_20_body" style:list-style-name="L1">
      <style:paragraph-properties fo:text-align="start" style:justify-single-word="false"/>
      <style:text-properties style:font-name="DejaVu Sans" fo:font-size="10pt" fo:font-weight="bold" officeooo:rsid="0017008c" officeooo:paragraph-rsid="00201b2a" style:font-size-asian="10pt" style:font-weight-asian="bold" style:font-size-complex="10pt" style:font-weight-complex="bold"/>
    </style:style>
    <style:style style:name="P21" style:family="paragraph" style:parent-style-name="Text_20_body">
      <style:text-properties style:font-name="DejaVu Sans" fo:font-size="10.5pt" fo:font-weight="bold" officeooo:rsid="0032aade" officeooo:paragraph-rsid="0032aade" style:font-size-asian="10.5pt" style:font-weight-asian="bold" style:font-size-complex="10.5pt" style:font-weight-complex="bold"/>
    </style:style>
    <style:style style:name="P22" style:family="paragraph" style:parent-style-name="Text_20_body" style:list-style-name="L1">
      <style:paragraph-properties fo:text-align="start" style:justify-single-word="false"/>
      <style:text-properties officeooo:paragraph-rsid="00201b2a"/>
    </style:style>
    <style:style style:name="P23" style:family="paragraph" style:parent-style-name="Text_20_body" style:list-style-name="L1">
      <style:paragraph-properties fo:text-align="start" style:justify-single-word="false"/>
      <style:text-properties officeooo:rsid="00201b2a" officeooo:paragraph-rsid="00201b2a"/>
    </style:style>
    <style:style style:name="P24" style:family="paragraph" style:parent-style-name="Heading_20_3">
      <style:text-properties officeooo:rsid="001c7ccd" officeooo:paragraph-rsid="001c7ccd"/>
    </style:style>
    <style:style style:name="P25" style:family="paragraph" style:parent-style-name="Heading_20_1">
      <style:text-properties style:font-name="DejaVu Sans" officeooo:rsid="001626ba" officeooo:paragraph-rsid="001626ba"/>
    </style:style>
    <style:style style:name="P26" style:family="paragraph" style:parent-style-name="Table_20_Contents">
      <style:text-properties style:font-name="DejaVu Sans" fo:font-size="11pt" fo:font-weight="normal" officeooo:rsid="00259d82" officeooo:paragraph-rsid="00259d82" style:font-size-asian="11pt" style:font-weight-asian="normal" style:font-size-complex="11pt" style:font-weight-complex="normal"/>
    </style:style>
    <style:style style:name="P27" style:family="paragraph" style:parent-style-name="Table_20_Contents">
      <style:text-properties style:font-name="DejaVu Sans" fo:font-size="11pt" officeooo:rsid="002724ec" officeooo:paragraph-rsid="002724ec" style:font-size-asian="11pt" style:font-size-complex="11pt"/>
    </style:style>
    <style:style style:name="P28" style:family="paragraph" style:parent-style-name="Table_20_Contents">
      <style:text-properties style:font-name="DejaVu Sans" fo:font-size="11pt" officeooo:rsid="00277720" officeooo:paragraph-rsid="00277720" style:font-size-asian="11pt" style:font-size-complex="11pt"/>
    </style:style>
    <style:style style:name="P29" style:family="paragraph" style:parent-style-name="Table_20_Contents">
      <style:text-properties style:font-name="DejaVu Sans" fo:font-size="11pt" officeooo:rsid="0028fc39" officeooo:paragraph-rsid="0028fc39" style:font-size-asian="11pt" style:font-size-complex="11pt"/>
    </style:style>
    <style:style style:name="P30" style:family="paragraph" style:parent-style-name="Table_20_Contents">
      <style:text-properties style:font-name="DejaVu Sans" fo:font-size="11pt" officeooo:rsid="0029e62e" officeooo:paragraph-rsid="0029e62e" style:font-size-asian="11pt" style:font-size-complex="11pt"/>
    </style:style>
    <style:style style:name="P31" style:family="paragraph" style:parent-style-name="Table_20_Contents">
      <style:text-properties style:font-name="DejaVu Sans" fo:font-size="11pt" officeooo:rsid="002b6547" officeooo:paragraph-rsid="002b6547" style:font-size-asian="11pt" style:font-size-complex="11pt"/>
    </style:style>
    <style:style style:name="P32" style:family="paragraph" style:parent-style-name="Table_20_Contents">
      <style:text-properties style:font-name="DejaVu Sans" fo:font-size="11pt" officeooo:rsid="002cc51c" officeooo:paragraph-rsid="002cc51c" style:font-size-asian="11pt" style:font-size-complex="11pt"/>
    </style:style>
    <style:style style:name="P33" style:family="paragraph" style:parent-style-name="Table_20_Contents">
      <style:text-properties style:font-name="DejaVu Sans" fo:font-size="11pt" officeooo:rsid="002dacba" officeooo:paragraph-rsid="002dacba" style:font-size-asian="11pt" style:font-size-complex="11pt"/>
    </style:style>
    <style:style style:name="P34" style:family="paragraph" style:parent-style-name="Table_20_Contents">
      <style:text-properties style:font-name="DejaVu Sans" fo:font-size="11pt" officeooo:rsid="002f5933" officeooo:paragraph-rsid="002f5933" style:font-size-asian="11pt" style:font-size-complex="11pt"/>
    </style:style>
    <style:style style:name="P35" style:family="paragraph" style:parent-style-name="Table_20_Contents">
      <style:text-properties style:font-name="DejaVu Sans" fo:font-size="11pt" officeooo:rsid="0030f3e0" officeooo:paragraph-rsid="0030f3e0" style:font-size-asian="11pt" style:font-size-complex="11pt"/>
    </style:style>
    <style:style style:name="P36" style:family="paragraph" style:parent-style-name="Table_20_Contents">
      <style:text-properties style:font-name="DejaVu Sans" fo:font-size="11pt" officeooo:rsid="0032aade" officeooo:paragraph-rsid="0032aade" style:font-size-asian="11pt" style:font-size-complex="11pt"/>
    </style:style>
    <style:style style:name="T1" style:family="text">
      <style:text-properties style:font-name="DejaVu Sans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DejaVu Sans" fo:font-size="10pt" fo:font-weight="bold" officeooo:rsid="001df01a" style:font-size-asian="10pt" style:font-weight-asian="bold" style:font-size-complex="10pt" style:font-weight-complex="bold"/>
    </style:style>
    <style:style style:name="T3" style:family="text">
      <style:text-properties style:font-name="DejaVu Sans" fo:font-size="10pt" fo:font-weight="bold" officeooo:rsid="0017008c" style:font-size-asian="10pt" style:font-weight-asian="bold" style:font-size-complex="10pt" style:font-weight-complex="bold"/>
    </style:style>
    <style:style style:name="T4" style:family="text">
      <style:text-properties officeooo:rsid="001d24ae"/>
    </style:style>
    <style:style style:name="T5" style:family="text">
      <style:text-properties officeooo:rsid="001d85ec"/>
    </style:style>
    <style:style style:name="T6" style:family="text">
      <style:text-properties officeooo:rsid="001df01a"/>
    </style:style>
    <style:style style:name="T7" style:family="text">
      <style:text-properties fo:font-variant="normal" fo:text-transform="none" fo:color="#333333" style:font-name="Consolas" fo:font-size="10pt" fo:letter-spacing="normal" fo:font-style="normal" fo:font-weight="normal" fo:background-color="transparent" loext:char-shading-value="0" style:font-size-asian="10pt" style:font-size-complex="10pt"/>
    </style:style>
    <style:style style:name="T8" style:family="text">
      <style:text-properties officeooo:rsid="0021861e"/>
    </style:style>
    <style:style style:name="T9" style:family="text">
      <style:text-properties officeooo:rsid="0022f23c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Checklist for testing</text:h>
      <text:p text:style-name="P13"/>
      <table:table table:name="dat" table:style-name="dat">
        <table:table-column table:style-name="dat.A"/>
        <table:table-column table:style-name="dat.B"/>
        <table:table-row>
          <table:table-cell table:style-name="dat.A1" office:value-type="string">
            <text:p text:style-name="P11">Your name</text:p>
          </table:table-cell>
          <table:table-cell table:style-name="dat.B1" office:value-type="string">
            <text:p text:style-name="P26">Barry de Graaff</text:p>
          </table:table-cell>
        </table:table-row>
        <table:table-row>
          <table:table-cell table:style-name="dat.A2" office:value-type="string">
            <text:p text:style-name="P11">Date of testing</text:p>
          </table:table-cell>
          <table:table-cell table:style-name="dat.B2" office:value-type="string">
            <text:p text:style-name="P26">27-05-2015</text:p>
          </table:table-cell>
        </table:table-row>
        <table:table-row>
          <table:table-cell table:style-name="dat.A2" office:value-type="string">
            <text:p text:style-name="P9">What browser did you test?</text:p>
          </table:table-cell>
          <table:table-cell table:style-name="dat.B2" office:value-type="string">
            <text:p text:style-name="P26">IE11</text:p>
          </table:table-cell>
        </table:table-row>
        <table:table-row>
          <table:table-cell table:style-name="dat.A2" office:value-type="string">
            <text:p text:style-name="P10">What <text:span text:style-name="T4">version of the Zimlet did you test?</text:span></text:p>
          </table:table-cell>
          <table:table-cell table:style-name="dat.B2" office:value-type="string">
            <text:p text:style-name="P26">1.7.3</text:p>
          </table:table-cell>
        </table:table-row>
      </table:table>
      <text:p text:style-name="P1"/>
      <text:p text:style-name="P2">What feature did you test?</text:p>
      <table:table table:name="tested" table:style-name="tested">
        <table:table-column table:style-name="tested.A"/>
        <table:table-column table:style-name="tested.B"/>
        <table:table-row>
          <table:table-cell table:style-name="tested.A1" office:value-type="string">
            <text:p text:style-name="P16">feature</text:p>
          </table:table-cell>
          <table:table-cell table:style-name="tested.B1" office:value-type="string">
            <text:p text:style-name="P16">result</text:p>
          </table:table-cell>
        </table:table-row>
        <table:table-row>
          <table:table-cell table:style-name="tested.A2" office:value-type="string">
            <text:p text:style-name="P15">Generate keypair</text:p>
          </table:table-cell>
          <table:table-cell table:style-name="tested.B2" office:value-type="string">
            <text:p text:style-name="P27">PASS</text:p>
            <text:p text:style-name="P14"/>
          </table:table-cell>
        </table:table-row>
        <table:table-row>
          <table:table-cell table:style-name="tested.A2" office:value-type="string">
            <text:p text:style-name="P15">Sign from menu</text:p>
            <text:p text:style-name="P15"/>
          </table:table-cell>
          <table:table-cell table:style-name="tested.B2" office:value-type="string">
            <text:p text:style-name="P28">PASS</text:p>
          </table:table-cell>
        </table:table-row>
        <table:table-row>
          <table:table-cell table:style-name="tested.A2" office:value-type="string">
            <text:p text:style-name="P15">Encrypt from menu without sign</text:p>
          </table:table-cell>
          <table:table-cell table:style-name="tested.B2" office:value-type="string">
            <text:p text:style-name="P29">PASS</text:p>
            <text:p text:style-name="P14"/>
          </table:table-cell>
        </table:table-row>
        <table:table-row>
          <table:table-cell table:style-name="tested.A2" office:value-type="string">
            <text:p text:style-name="P15">Encrypt from menu with sign</text:p>
          </table:table-cell>
          <table:table-cell table:style-name="tested.B2" office:value-type="string">
            <text:p text:style-name="P29">PASS</text:p>
            <text:p text:style-name="P14"/>
          </table:table-cell>
        </table:table-row>
        <table:table-row>
          <table:table-cell table:style-name="tested.A2" office:value-type="string">
            <text:p text:style-name="P15">Manage keys window</text:p>
          </table:table-cell>
          <table:table-cell table:style-name="tested.B2" office:value-type="string">
            <text:p text:style-name="P30">PASS</text:p>
            <text:p text:style-name="P14"/>
          </table:table-cell>
        </table:table-row>
        <table:table-row>
          <table:table-cell table:style-name="tested.A2" office:value-type="string">
            <text:p text:style-name="P15">Sign from compose window with plain text</text:p>
          </table:table-cell>
          <table:table-cell table:style-name="tested.B2" office:value-type="string">
            <text:p text:style-name="P31">PASS</text:p>
            <text:p text:style-name="P14"/>
          </table:table-cell>
        </table:table-row>
        <table:table-row>
          <table:table-cell table:style-name="tested.A2" office:value-type="string">
            <text:p text:style-name="P15">Encrypt from compose window with plain text without sign</text:p>
          </table:table-cell>
          <table:table-cell table:style-name="tested.B2" office:value-type="string">
            <text:p text:style-name="P32">PASS</text:p>
            <text:p text:style-name="P14"/>
          </table:table-cell>
        </table:table-row>
        <table:table-row>
          <table:table-cell table:style-name="tested.A2" office:value-type="string">
            <text:p text:style-name="P15">Encrypt from compose window with plain text with sign</text:p>
          </table:table-cell>
          <table:table-cell table:style-name="tested.B2" office:value-type="string">
            <text:p text:style-name="P33">PASS</text:p>
          </table:table-cell>
        </table:table-row>
        <table:table-row>
          <table:table-cell table:style-name="tested.A2" office:value-type="string">
            <text:p text:style-name="P17">Scan contacts feature</text:p>
            <text:p text:style-name="P15"/>
          </table:table-cell>
          <table:table-cell table:style-name="tested.B2" office:value-type="string">
            <text:p text:style-name="P34">PASS</text:p>
          </table:table-cell>
        </table:table-row>
        <table:table-row>
          <table:table-cell table:style-name="tested.A2" office:value-type="string">
            <text:p text:style-name="P18"><text:span text:style-name="T9">File encrypt/decrypt</text:span><text:line-break/></text:p>
          </table:table-cell>
          <table:table-cell table:style-name="tested.B2" office:value-type="string">
            <text:p text:style-name="P35">PASS</text:p>
          </table:table-cell>
        </table:table-row>
        <table:table-row>
          <table:table-cell table:style-name="tested.A2" office:value-type="string">
            <text:p text:style-name="P18">Decrypt/verify messages from Thunderbird/Enigmail</text:p>
          </table:table-cell>
          <table:table-cell table:style-name="tested.B2" office:value-type="string">
            <text:p text:style-name="P36">PASS</text:p>
          </table:table-cell>
        </table:table-row>
      </table:table>
      <text:p text:style-name="P4"><text:span text:style-name="T8"><text:line-break/>R</text:span>emarks:</text:p>
      <text:p text:style-name="P21">PASS</text:p>
      <text:p text:style-name="P12"/>
      <text:p text:style-name="P12"/>
      <text:p text:style-name="P12"/>
      <text:h text:style-name="P24" text:outline-level="3"><text:soft-page-break/>Guide for testing</text:h>
      <text:p text:style-name="P3"/>
      <text:p text:style-name="P5">Please follow the checklist to test the features offered by Zimbra OpenPGP Zimlet. You can do these test in a different order than in the checklist.</text:p>
      <text:p text:style-name="P3"/>
      <text:p text:style-name="P7">While it is important you use the Zimlet as if you are doing your daily PGP tasks, sometimes it can be convenient to have test data.</text:p>
      <text:p text:style-name="P7"><text:line-break/>For testing with plain text messages you can use</text:p>
      <text:p text:style-name="P6"><text:a xlink:type="simple" xlink:href="https://raw.githubusercontent.com/barrydegraaff/pgp-zimlet/master/test/plain-text-message-test.txt" text:style-name="Internet_20_link" text:visited-style-name="Visited_20_Internet_20_Link">https://raw.githubusercontent.com/barrydegraaff/pgp-zimlet/master/test/plain-text-message-test.txt</text:a></text:p>
      <text:p text:style-name="P7"><text:line-break/>For testing with html messages you can use</text:p>
      <text:p text:style-name="P6"><text:a xlink:type="simple" xlink:href="http://htmlpreview.github.io/?https://github.com/barrydegraaff/pgp-zimlet/blob/master/test/Lorem%20ipsum%20dolor%20sit%20amet.html" text:style-name="Internet_20_link" text:visited-style-name="Visited_20_Internet_20_Link">http://htmlpreview.github.io/?https://github.com/barrydegraaff/pgp-zimlet/blob/master/test/Lorem%20ipsum%20dolor%20sit%20amet.html</text:a></text:p>
      <text:p text:style-name="P6"><text:line-break/><text:span text:style-name="T5">For testing Thunderbird/Enigmail compatibility you can use this keypair</text:span></text:p>
      <text:p text:style-name="P5"><text:a xlink:type="simple" xlink:href="https://raw.githubusercontent.com/barrydegraaff/pgp-zimlet/master/test/thunderbird-engimail-test-keypair.txt" text:style-name="Internet_20_link" text:visited-style-name="Visited_20_Internet_20_Link">https://raw.githubusercontent.com/barrydegraaff/pgp-zimlet/master/test/thunderbird-engimail-test-keypair.txt</text:a></text:p>
      <text:p text:style-name="P7"/>
      <text:p text:style-name="P7"><text:span text:style-name="T6">And g</text:span>o to Zimbra preferences -&gt; import and import some test messages from Thunderbird/Enigmail.</text:p>
      <text:p text:style-name="P5"><text:a xlink:type="simple" xlink:href="https://github.com/barrydegraaff/pgp-zimlet/blob/master/test/thunderbird-engimail-test-message.eml.tgz" text:style-name="Internet_20_link" text:visited-style-name="Visited_20_Internet_20_Link">https://github.com/barrydegraaff/pgp-zimlet/blob/master/test/thunderbird-engimail-test-message.eml.tgz</text:a></text:p>
      <text:p text:style-name="P8"/>
      <text:p text:style-name="P8">To test the contacts scanning, add some contacts, go to <text:a xlink:type="simple" xlink:href="https://pgp.mit.edu/" text:style-name="Internet_20_link" text:visited-style-name="Visited_20_Internet_20_Link">https://pgp.mit.edu/</text:a> and add some keys or import in Zimbra some test contacts</text:p>
      <text:p text:style-name="P5"><text:a xlink:type="simple" xlink:href="https://github.com/barrydegraaff/pgp-zimlet/blob/master/test/addressbook-for-testing.tgz" text:style-name="Internet_20_link" text:visited-style-name="Visited_20_Internet_20_Link">https://github.com/barrydegraaff/pgp-zimlet/blob/master/test/addressbook-for-testing.tgz</text:a></text:p>
      <text:list xml:id="list6241911679298587852" text:style-name="L1">
        <text:list-item>
          <text:p text:style-name="P19">You can also ignore all of this and figure out your own test!</text:p>
        </text:list-item>
        <text:list-item>
          <text:p text:style-name="P22"><text:span text:style-name="T2">Please make sure to delete your browsers temporary files and flush the cache on the server before testing: </text:span><text:span text:style-name="Source_20_Text"><text:span text:style-name="T7">zmprov fc all &amp;&amp; zmmailboxdctl restart</text:span></text:span></text:p>
        </text:list-item>
        <text:list-item>
          <text:p text:style-name="P20">Please make sure to test using the latest version of your browser and Zimbra, thanks!</text:p>
        </text:list-item>
        <text:list-item>
          <text:p text:style-name="P23"><text:span text:style-name="T3">S</text:span><text:span text:style-name="T1">end your results to info at barrydegraaff dot tk, thanks!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Marathi" svg:font-family="'Lohit Marath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ohit Marathi" style:font-family-complex="'Lohit Marathi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Zen Hei Sharp1" style:font-family-asian="'WenQuanYi Zen Hei Sharp'" style:font-family-generic-asian="modern" style:font-pitch-asian="fixed" style:font-name-complex="Lohit Marathi" style:font-family-complex="'Lohit Marathi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4791in" fo:margin-bottom="0.4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5.9063in" svg:y="-0.2602in" svg:width="1.0154in" svg:height="1.1484in" draw:z-index="1"><draw:image xlink:href="Pictures/100002010000010A0000012D27A61D58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09:25:58.374273334</meta:creation-date>
    <dc:date>2015-05-27T15:46:55.766401764</dc:date>
    <meta:editing-duration>PT49M13S</meta:editing-duration>
    <meta:editing-cycles>27</meta:editing-cycles>
    <meta:generator>LibreOffice/4.3.7.2$Linux_X86_64 LibreOffice_project/430$Build-2</meta:generator>
    <meta:document-statistic meta:table-count="2" meta:image-count="1" meta:object-count="0" meta:page-count="2" meta:paragraph-count="53" meta:word-count="287" meta:character-count="2154" meta:non-whitespace-character-count="1919"/>
  </office:meta>
</office:document-meta>
</file>